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text-underline-style="none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O</text:span><text:span text:style-name="T4"> </text:span><text:a xlink:type="simple" xlink:href="http://www.lyricsmode.com/christmas_carols_o_come_all_ye_faithful/come/138"><text:span text:style-name="T5">come</text:span></text:a><text:span text:style-name="T3"> all ye faithful joyful and triumphant <text:line-break/>Oh come ye O come ye to Bethlehem; <text:line-break/>Come and behold him born the King of angels; <text:line-break/>O come let us adore him ( thrice) Christ the Lord. <text:line-break/><text:line-break/>God of God light of light <text:line-break/>Lo he abhors not the virgin's womb; <text:line-break/>Very God begotten not created: <text:line-break/>O come let us adore him Christ the Lord. <text:line-break/><text:line-break/>Sing choirs of angels sing in exultation <text:line-break/>Sing all ye citizens of heaven above; <text:line-break/>Glory to God in the highest: <text:line-break/>O come, let us adore him, Christ the Lord. <text:line-break/><text:line-break/>See how the shepherds summoned to his cradle, <text:line-break/>Leaving their flocks, draw nigh with lowly fear; <text:line-break/>We too will thither hend our joyful footsteps; <text:line-break/>O come, let us adore him, Christ the Lord. <text:line-break/><text:line-break/>Yea, Lord, we greet thee, born this happy morning; <text:line-break/>Jesus, to thee be glory given; <text:line-break/>Word of the Father, now in flesh appearing: <text:line-break/>O come, let us adore him, Christ the Lor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5:03:57.92</meta:creation-date>
    <dc:date>2013-12-09T16:47:25.09</dc:date>
    <meta:editing-duration>PT19M32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1" meta:paragraph-count="1" meta:word-count="157" meta:character-count="837"/>
  </office:meta>
</office:document-meta>
</file>